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1" table:number-columns-repeated="29" table:default-cell-style-name="ce4"/>
        <table:table-row table:style-name="ro1">
          <table:table-cell table:style-name="ce1" office:value-type="string">
            <text:p>Stock</text:p>
          </table:table-cell>
          <table:table-cell table:style-name="ce3" office:value-type="date" office:date-value="2015-07-31">
            <text:p>31/07/15</text:p>
          </table:table-cell>
          <table:table-cell table:style-name="ce3" office:value-type="date" office:date-value="2015-08-31">
            <text:p>31/08/15</text:p>
          </table:table-cell>
          <table:table-cell table:style-name="ce3" office:value-type="date" office:date-value="2015-09-30">
            <text:p>30/09/15</text:p>
          </table:table-cell>
          <table:table-cell table:style-name="ce3" office:value-type="date" office:date-value="2015-10-31">
            <text:p>31/10/15</text:p>
          </table:table-cell>
          <table:table-cell table:style-name="ce3" office:value-type="date" office:date-value="2015-11-30">
            <text:p>30/11/15</text:p>
          </table:table-cell>
          <table:table-cell table:style-name="ce3" office:value-type="date" office:date-value="2015-12-31">
            <text:p>31/12/15</text:p>
          </table:table-cell>
          <table:table-cell table:style-name="ce3" office:value-type="date" office:date-value="2016-01-31">
            <text:p>31/01/16</text:p>
          </table:table-cell>
          <table:table-cell table:style-name="ce3" office:value-type="date" office:date-value="2016-02-29">
            <text:p>29/02/16</text:p>
          </table:table-cell>
          <table:table-cell table:style-name="ce3" office:value-type="date" office:date-value="2016-03-31">
            <text:p>31/03/16</text:p>
          </table:table-cell>
          <table:table-cell table:style-name="ce3" office:value-type="date" office:date-value="2016-04-30">
            <text:p>30/04/16</text:p>
          </table:table-cell>
          <table:table-cell table:style-name="ce3" office:value-type="date" office:date-value="2016-05-31">
            <text:p>31/05/16</text:p>
          </table:table-cell>
          <table:table-cell table:style-name="ce3" office:value-type="date" office:date-value="2016-06-30">
            <text:p>30/06/16</text:p>
          </table:table-cell>
          <table:table-cell table:style-name="ce3" office:value-type="date" office:date-value="2016-07-31">
            <text:p>31/07/16</text:p>
          </table:table-cell>
          <table:table-cell table:style-name="ce3" office:value-type="date" office:date-value="2016-08-31">
            <text:p>31/08/16</text:p>
          </table:table-cell>
          <table:table-cell table:style-name="ce3" office:value-type="date" office:date-value="2016-09-30">
            <text:p>30/09/16</text:p>
          </table:table-cell>
          <table:table-cell table:style-name="ce3" office:value-type="date" office:date-value="2016-10-31">
            <text:p>31/10/16</text:p>
          </table:table-cell>
          <table:table-cell table:style-name="ce3" office:value-type="date" office:date-value="2016-11-30">
            <text:p>30/11/16</text:p>
          </table:table-cell>
          <table:table-cell table:style-name="ce3" office:value-type="date" office:date-value="2016-12-31">
            <text:p>31/12/16</text:p>
          </table:table-cell>
          <table:table-cell table:style-name="ce3" office:value-type="date" office:date-value="2017-01-31">
            <text:p>31/01/17</text:p>
          </table:table-cell>
          <table:table-cell table:style-name="ce3" office:value-type="date" office:date-value="2017-02-28">
            <text:p>28/02/17</text:p>
          </table:table-cell>
          <table:table-cell table:style-name="ce3" office:value-type="date" office:date-value="2017-03-31">
            <text:p>31/03/17</text:p>
          </table:table-cell>
          <table:table-cell table:style-name="ce3" office:value-type="date" office:date-value="2017-04-30">
            <text:p>30/04/17</text:p>
          </table:table-cell>
          <table:table-cell table:style-name="ce3" office:value-type="date" office:date-value="2017-05-31">
            <text:p>31/05/17</text:p>
          </table:table-cell>
          <table:table-cell table:style-name="ce3" office:value-type="date" office:date-value="2017-06-30">
            <text:p>30/06/17</text:p>
          </table:table-cell>
          <table:table-cell table:style-name="ce3" office:value-type="date" office:date-value="2017-07-31">
            <text:p>31/07/17</text:p>
          </table:table-cell>
          <table:table-cell table:style-name="ce3" office:value-type="date" office:date-value="2017-08-31">
            <text:p>31/08/17</text:p>
          </table:table-cell>
          <table:table-cell table:style-name="ce3" office:value-type="date" office:date-value="2017-09-30">
            <text:p>30/09/17</text:p>
          </table:table-cell>
          <table:table-cell table:style-name="ce3" office:value-type="date" office:date-value="2017-10-31">
            <text:p>31/10/17</text:p>
          </table:table-cell>
          <table:table-cell table:style-name="ce3" office:value-type="date" office:date-value="2017-11-30">
            <text:p>30/11/17</text:p>
          </table:table-cell>
        </table:table-row>
        <table:table-row table:style-name="ro1">
          <table:table-cell office:value-type="string">
            <text:p>togo</text:p>
          </table:table-cell>
          <table:table-cell office:value-type="float" office:value="112805">
            <text:p>112805</text:p>
          </table:table-cell>
          <table:table-cell office:value-type="float" office:value="112891">
            <text:p>112891</text:p>
          </table:table-cell>
          <table:table-cell office:value-type="float" office:value="66921">
            <text:p>66921</text:p>
          </table:table-cell>
          <table:table-cell office:value-type="float" office:value="89893">
            <text:p>89893</text:p>
          </table:table-cell>
          <table:table-cell office:value-type="float" office:value="82563">
            <text:p>82563</text:p>
          </table:table-cell>
          <table:table-cell office:value-type="float" office:value="128028">
            <text:p>128028</text:p>
          </table:table-cell>
          <table:table-cell office:value-type="float" office:value="93623">
            <text:p>93623</text:p>
          </table:table-cell>
          <table:table-cell office:value-type="float" office:value="105927">
            <text:p>105927</text:p>
          </table:table-cell>
          <table:table-cell office:value-type="float" office:value="72370">
            <text:p>72370</text:p>
          </table:table-cell>
          <table:table-cell office:value-type="float" office:value="62707">
            <text:p>62707</text:p>
          </table:table-cell>
          <table:table-cell office:value-type="float" office:value="53789">
            <text:p>53789</text:p>
          </table:table-cell>
          <table:table-cell office:value-type="float" office:value="89480">
            <text:p>89480</text:p>
          </table:table-cell>
          <table:table-cell office:value-type="float" office:value="116088">
            <text:p>116088</text:p>
          </table:table-cell>
          <table:table-cell office:value-type="float" office:value="96188">
            <text:p>96188</text:p>
          </table:table-cell>
          <table:table-cell office:value-type="float" office:value="102625">
            <text:p>102625</text:p>
          </table:table-cell>
          <table:table-cell office:value-type="float" office:value="82861">
            <text:p>82861</text:p>
          </table:table-cell>
          <table:table-cell office:value-type="float" office:value="80284">
            <text:p>80284</text:p>
          </table:table-cell>
          <table:table-cell office:value-type="float" office:value="110720">
            <text:p>110720</text:p>
          </table:table-cell>
          <table:table-cell office:value-type="float" office:value="101241">
            <text:p>101241</text:p>
          </table:table-cell>
          <table:table-cell office:value-type="float" office:value="99623">
            <text:p>99623</text:p>
          </table:table-cell>
          <table:table-cell office:value-type="float" office:value="103635">
            <text:p>103635</text:p>
          </table:table-cell>
          <table:table-cell office:value-type="float" office:value="105610">
            <text:p>105610</text:p>
          </table:table-cell>
          <table:table-cell office:value-type="float" office:value="132302">
            <text:p>132302</text:p>
          </table:table-cell>
          <table:table-cell office:value-type="float" office:value="130044">
            <text:p>130044</text:p>
          </table:table-cell>
          <table:table-cell office:value-type="float" office:value="98174">
            <text:p>98174</text:p>
          </table:table-cell>
          <table:table-cell office:value-type="float" office:value="103599">
            <text:p>103599</text:p>
          </table:table-cell>
          <table:table-cell office:value-type="float" office:value="127392">
            <text:p>127392</text:p>
          </table:table-cell>
          <table:table-cell office:value-type="float" office:value="86522">
            <text:p>86522</text:p>
          </table:table-cell>
          <table:table-cell office:value-type="float" office:value="106747">
            <text:p>106747</text:p>
          </table:table-cell>
        </table:table-row>
        <table:table-row table:style-name="ro1">
          <table:table-cell office:value-type="string">
            <text:p>aircotedivoire</text:p>
          </table:table-cell>
          <table:table-cell office:value-type="float" office:value="76685">
            <text:p>76685</text:p>
          </table:table-cell>
          <table:table-cell office:value-type="float" office:value="72826">
            <text:p>72826</text:p>
          </table:table-cell>
          <table:table-cell office:value-type="float" office:value="78275">
            <text:p>78275</text:p>
          </table:table-cell>
          <table:table-cell office:value-type="float" office:value="84744">
            <text:p>84744</text:p>
          </table:table-cell>
          <table:table-cell office:value-type="float" office:value="53276">
            <text:p>53276</text:p>
          </table:table-cell>
          <table:table-cell office:value-type="float" office:value="71611">
            <text:p>71611</text:p>
          </table:table-cell>
          <table:table-cell office:value-type="float" office:value="73019">
            <text:p>73019</text:p>
          </table:table-cell>
          <table:table-cell office:value-type="float" office:value="108980">
            <text:p>108980</text:p>
          </table:table-cell>
          <table:table-cell office:value-type="float" office:value="108834">
            <text:p>108834</text:p>
          </table:table-cell>
          <table:table-cell office:value-type="float" office:value="91687">
            <text:p>91687</text:p>
          </table:table-cell>
          <table:table-cell office:value-type="float" office:value="86665">
            <text:p>86665</text:p>
          </table:table-cell>
          <table:table-cell office:value-type="float" office:value="132383">
            <text:p>132383</text:p>
          </table:table-cell>
          <table:table-cell office:value-type="float" office:value="91889">
            <text:p>91889</text:p>
          </table:table-cell>
          <table:table-cell office:value-type="float" office:value="101350">
            <text:p>101350</text:p>
          </table:table-cell>
          <table:table-cell office:value-type="float" office:value="85674">
            <text:p>85674</text:p>
          </table:table-cell>
          <table:table-cell office:value-type="float" office:value="88255">
            <text:p>88255</text:p>
          </table:table-cell>
          <table:table-cell office:value-type="float" office:value="97951">
            <text:p>97951</text:p>
          </table:table-cell>
          <table:table-cell office:value-type="float" office:value="143309">
            <text:p>143309</text:p>
          </table:table-cell>
          <table:table-cell office:value-type="float" office:value="122875">
            <text:p>122875</text:p>
          </table:table-cell>
          <table:table-cell office:value-type="float" office:value="70155">
            <text:p>70155</text:p>
          </table:table-cell>
          <table:table-cell office:value-type="float" office:value="119512">
            <text:p>119512</text:p>
          </table:table-cell>
          <table:table-cell office:value-type="float" office:value="125086">
            <text:p>125086</text:p>
          </table:table-cell>
          <table:table-cell office:value-type="float" office:value="110657">
            <text:p>110657</text:p>
          </table:table-cell>
          <table:table-cell office:value-type="float" office:value="133161">
            <text:p>133161</text:p>
          </table:table-cell>
          <table:table-cell office:value-type="float" office:value="118674">
            <text:p>118674</text:p>
          </table:table-cell>
          <table:table-cell office:value-type="float" office:value="117030">
            <text:p>117030</text:p>
          </table:table-cell>
          <table:table-cell office:value-type="float" office:value="144460">
            <text:p>144460</text:p>
          </table:table-cell>
          <table:table-cell office:value-type="float" office:value="148122">
            <text:p>148122</text:p>
          </table:table-cell>
          <table:table-cell office:value-type="float" office:value="178572">
            <text:p>178572</text:p>
          </table:table-cell>
        </table:table-row>
        <table:table-row table:style-name="ro1">
          <table:table-cell office:value-type="string">
            <text:p>camairco</text:p>
          </table:table-cell>
          <table:table-cell office:value-type="float" office:value="76732">
            <text:p>76732</text:p>
          </table:table-cell>
          <table:table-cell office:value-type="float" office:value="75101">
            <text:p>75101</text:p>
          </table:table-cell>
          <table:table-cell office:value-type="float" office:value="75226">
            <text:p>75226</text:p>
          </table:table-cell>
          <table:table-cell office:value-type="float" office:value="65866">
            <text:p>65866</text:p>
          </table:table-cell>
          <table:table-cell office:value-type="float" office:value="57077">
            <text:p>57077</text:p>
          </table:table-cell>
          <table:table-cell office:value-type="float" office:value="49933">
            <text:p>49933</text:p>
          </table:table-cell>
          <table:table-cell office:value-type="float" office:value="45660">
            <text:p>45660</text:p>
          </table:table-cell>
          <table:table-cell office:value-type="float" office:value="41283">
            <text:p>41283</text:p>
          </table:table-cell>
          <table:table-cell office:value-type="float" office:value="39255">
            <text:p>39255</text:p>
          </table:table-cell>
          <table:table-cell office:value-type="float" office:value="38696">
            <text:p>38696</text:p>
          </table:table-cell>
          <table:table-cell office:value-type="float" office:value="36682">
            <text:p>36682</text:p>
          </table:table-cell>
          <table:table-cell office:value-type="float" office:value="36569">
            <text:p>36569</text:p>
          </table:table-cell>
          <table:table-cell office:value-type="float" office:value="35144">
            <text:p>35144</text:p>
          </table:table-cell>
          <table:table-cell office:value-type="float" office:value="33793">
            <text:p>33793</text:p>
          </table:table-cell>
          <table:table-cell office:value-type="float" office:value="31598">
            <text:p>31598</text:p>
          </table:table-cell>
          <table:table-cell office:value-type="float" office:value="30689">
            <text:p>30689</text:p>
          </table:table-cell>
          <table:table-cell office:value-type="float" office:value="30197">
            <text:p>30197</text:p>
          </table:table-cell>
          <table:table-cell office:value-type="float" office:value="30061">
            <text:p>30061</text:p>
          </table:table-cell>
          <table:table-cell office:value-type="float" office:value="29930">
            <text:p>29930</text:p>
          </table:table-cell>
          <table:table-cell table:number-columns-repeated="2" office:value-type="float" office:value="29517">
            <text:p>29517</text:p>
          </table:table-cell>
          <table:table-cell office:value-type="float" office:value="29528">
            <text:p>29528</text:p>
          </table:table-cell>
          <table:table-cell office:value-type="float" office:value="29533">
            <text:p>29533</text:p>
          </table:table-cell>
          <table:table-cell office:value-type="float" office:value="29539">
            <text:p>29539</text:p>
          </table:table-cell>
          <table:table-cell table:number-columns-repeated="5" office:value-type="float" office:value="29553">
            <text:p>29553</text:p>
          </table:table-cell>
        </table:table-row>
        <table:table-row table:style-name="ro1">
          <table:table-cell office:value-type="string">
            <text:p>tacv</text:p>
          </table:table-cell>
          <table:table-cell office:value-type="float" office:value="28">
            <text:p>28</text:p>
          </table:table-cell>
          <table:table-cell office:value-type="float" office:value="38266">
            <text:p>38266</text:p>
          </table:table-cell>
          <table:table-cell office:value-type="float" office:value="36698">
            <text:p>36698</text:p>
          </table:table-cell>
          <table:table-cell office:value-type="float" office:value="34476">
            <text:p>34476</text:p>
          </table:table-cell>
          <table:table-cell office:value-type="float" office:value="32066">
            <text:p>32066</text:p>
          </table:table-cell>
          <table:table-cell office:value-type="float" office:value="30147">
            <text:p>30147</text:p>
          </table:table-cell>
          <table:table-cell office:value-type="float" office:value="29044">
            <text:p>29044</text:p>
          </table:table-cell>
          <table:table-cell office:value-type="float" office:value="28155">
            <text:p>28155</text:p>
          </table:table-cell>
          <table:table-cell office:value-type="float" office:value="27242">
            <text:p>27242</text:p>
          </table:table-cell>
          <table:table-cell office:value-type="float" office:value="26433">
            <text:p>26433</text:p>
          </table:table-cell>
          <table:table-cell office:value-type="float" office:value="24546">
            <text:p>24546</text:p>
          </table:table-cell>
          <table:table-cell office:value-type="float" office:value="23127">
            <text:p>23127</text:p>
          </table:table-cell>
          <table:table-cell office:value-type="float" office:value="21962">
            <text:p>21962</text:p>
          </table:table-cell>
          <table:table-cell office:value-type="float" office:value="21408">
            <text:p>21408</text:p>
          </table:table-cell>
          <table:table-cell office:value-type="float" office:value="20969">
            <text:p>20969</text:p>
          </table:table-cell>
          <table:table-cell office:value-type="float" office:value="20250">
            <text:p>20250</text:p>
          </table:table-cell>
          <table:table-cell office:value-type="float" office:value="19376">
            <text:p>19376</text:p>
          </table:table-cell>
          <table:table-cell office:value-type="float" office:value="18329">
            <text:p>18329</text:p>
          </table:table-cell>
          <table:table-cell office:value-type="float" office:value="14252">
            <text:p>14252</text:p>
          </table:table-cell>
          <table:table-cell office:value-type="float" office:value="13823">
            <text:p>13823</text:p>
          </table:table-cell>
          <table:table-cell office:value-type="float" office:value="12703">
            <text:p>12703</text:p>
          </table:table-cell>
          <table:table-cell office:value-type="float" office:value="12520">
            <text:p>12520</text:p>
          </table:table-cell>
          <table:table-cell office:value-type="float" office:value="12088">
            <text:p>12088</text:p>
          </table:table-cell>
          <table:table-cell office:value-type="float" office:value="11582">
            <text:p>11582</text:p>
          </table:table-cell>
          <table:table-cell office:value-type="float" office:value="11209">
            <text:p>11209</text:p>
          </table:table-cell>
          <table:table-cell office:value-type="float" office:value="10902">
            <text:p>10902</text:p>
          </table:table-cell>
          <table:table-cell table:number-columns-repeated="2" office:value-type="float" office:value="10876">
            <text:p>10876</text:p>
          </table:table-cell>
          <table:table-cell office:value-type="float" office:value="10821">
            <text:p>10821</text:p>
          </table:table-cell>
        </table:table-row>
        <table:table-row table:style-name="ro1">
          <table:table-cell office:value-type="string">
            <text:p>cameshop</text:p>
          </table:table-cell>
          <table:table-cell table:number-columns-repeated="9" office:value-type="float" office:value="0">
            <text:p>0</text:p>
          </table:table-cell>
          <table:table-cell office:value-type="float" office:value="113855">
            <text:p>113855</text:p>
          </table:table-cell>
          <table:table-cell office:value-type="float" office:value="101556">
            <text:p>101556</text:p>
          </table:table-cell>
          <table:table-cell office:value-type="float" office:value="214841">
            <text:p>214841</text:p>
          </table:table-cell>
          <table:table-cell office:value-type="float" office:value="105278">
            <text:p>105278</text:p>
          </table:table-cell>
          <table:table-cell office:value-type="float" office:value="225299">
            <text:p>225299</text:p>
          </table:table-cell>
          <table:table-cell office:value-type="float" office:value="224265">
            <text:p>224265</text:p>
          </table:table-cell>
          <table:table-cell office:value-type="float" office:value="198374">
            <text:p>198374</text:p>
          </table:table-cell>
          <table:table-cell office:value-type="float" office:value="184659">
            <text:p>184659</text:p>
          </table:table-cell>
          <table:table-cell office:value-type="float" office:value="195740">
            <text:p>195740</text:p>
          </table:table-cell>
          <table:table-cell office:value-type="float" office:value="152882">
            <text:p>152882</text:p>
          </table:table-cell>
          <table:table-cell office:value-type="float" office:value="136976">
            <text:p>136976</text:p>
          </table:table-cell>
          <table:table-cell office:value-type="float" office:value="109521">
            <text:p>109521</text:p>
          </table:table-cell>
          <table:table-cell office:value-type="float" office:value="96524">
            <text:p>96524</text:p>
          </table:table-cell>
          <table:table-cell office:value-type="float" office:value="124387">
            <text:p>124387</text:p>
          </table:table-cell>
          <table:table-cell office:value-type="float" office:value="121886">
            <text:p>121886</text:p>
          </table:table-cell>
          <table:table-cell office:value-type="float" office:value="129898">
            <text:p>129898</text:p>
          </table:table-cell>
          <table:table-cell office:value-type="float" office:value="137610">
            <text:p>137610</text:p>
          </table:table-cell>
          <table:table-cell office:value-type="float" office:value="163523">
            <text:p>163523</text:p>
          </table:table-cell>
          <table:table-cell office:value-type="float" office:value="139390">
            <text:p>1393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dutyfreeambassade</text:p>
          </table:table-cell>
          <table:table-cell table:number-columns-repeated="14" office:value-type="float" office:value="0">
            <text:p>0</text:p>
          </table:table-cell>
          <table:table-cell office:value-type="float" office:value="279219">
            <text:p>279219</text:p>
          </table:table-cell>
          <table:table-cell office:value-type="float" office:value="298551">
            <text:p>298551</text:p>
          </table:table-cell>
          <table:table-cell office:value-type="float" office:value="316711">
            <text:p>316711</text:p>
          </table:table-cell>
          <table:table-cell office:value-type="float" office:value="305124">
            <text:p>305124</text:p>
          </table:table-cell>
          <table:table-cell office:value-type="float" office:value="313703">
            <text:p>313703</text:p>
          </table:table-cell>
          <table:table-cell office:value-type="float" office:value="290276">
            <text:p>290276</text:p>
          </table:table-cell>
          <table:table-cell office:value-type="float" office:value="294170">
            <text:p>294170</text:p>
          </table:table-cell>
          <table:table-cell office:value-type="float" office:value="295145">
            <text:p>295145</text:p>
          </table:table-cell>
          <table:table-cell office:value-type="float" office:value="308120">
            <text:p>308120</text:p>
          </table:table-cell>
          <table:table-cell office:value-type="float" office:value="317715">
            <text:p>317715</text:p>
          </table:table-cell>
          <table:table-cell office:value-type="float" office:value="315554">
            <text:p>315554</text:p>
          </table:table-cell>
          <table:table-cell office:value-type="float" office:value="314346">
            <text:p>314346</text:p>
          </table:table-cell>
          <table:table-cell office:value-type="float" office:value="319326">
            <text:p>319326</text:p>
          </table:table-cell>
          <table:table-cell office:value-type="float" office:value="324125">
            <text:p>324125</text:p>
          </table:table-cell>
          <table:table-cell office:value-type="float" office:value="308238">
            <text:p>308238</text:p>
          </table:table-cell>
        </table:table-row>
        <table:table-row table:style-name="ro1">
          <table:table-cell office:value-type="string">
            <text:p> </text:p>
          </table:table-cell>
          <table:table-cell office:value-type="float" office:value="266250">
            <text:p>266250</text:p>
          </table:table-cell>
          <table:table-cell office:value-type="float" office:value="299084">
            <text:p>299084</text:p>
          </table:table-cell>
          <table:table-cell office:value-type="float" office:value="257120">
            <text:p>257120</text:p>
          </table:table-cell>
          <table:table-cell office:value-type="float" office:value="274979">
            <text:p>274979</text:p>
          </table:table-cell>
          <table:table-cell office:value-type="float" office:value="224982">
            <text:p>224982</text:p>
          </table:table-cell>
          <table:table-cell office:value-type="float" office:value="279719">
            <text:p>279719</text:p>
          </table:table-cell>
          <table:table-cell office:value-type="float" office:value="241346">
            <text:p>241346</text:p>
          </table:table-cell>
          <table:table-cell office:value-type="float" office:value="284345">
            <text:p>284345</text:p>
          </table:table-cell>
          <table:table-cell office:value-type="float" office:value="247701">
            <text:p>247701</text:p>
          </table:table-cell>
          <table:table-cell office:value-type="float" office:value="333378">
            <text:p>333378</text:p>
          </table:table-cell>
          <table:table-cell office:value-type="float" office:value="303238">
            <text:p>303238</text:p>
          </table:table-cell>
          <table:table-cell office:value-type="float" office:value="496400">
            <text:p>496400</text:p>
          </table:table-cell>
          <table:table-cell office:value-type="float" office:value="370361">
            <text:p>370361</text:p>
          </table:table-cell>
          <table:table-cell office:value-type="float" office:value="478038">
            <text:p>478038</text:p>
          </table:table-cell>
          <table:table-cell office:value-type="float" office:value="744350">
            <text:p>744350</text:p>
          </table:table-cell>
          <table:table-cell office:value-type="float" office:value="718980">
            <text:p>718980</text:p>
          </table:table-cell>
          <table:table-cell office:value-type="float" office:value="729178">
            <text:p>729178</text:p>
          </table:table-cell>
          <table:table-cell office:value-type="float" office:value="803283">
            <text:p>803283</text:p>
          </table:table-cell>
          <table:table-cell office:value-type="float" office:value="734883">
            <text:p>734883</text:p>
          </table:table-cell>
          <table:table-cell office:value-type="float" office:value="640370">
            <text:p>640370</text:p>
          </table:table-cell>
          <table:table-cell office:value-type="float" office:value="669058">
            <text:p>669058</text:p>
          </table:table-cell>
          <table:table-cell office:value-type="float" office:value="664413">
            <text:p>664413</text:p>
          </table:table-cell>
          <table:table-cell office:value-type="float" office:value="717087">
            <text:p>717087</text:p>
          </table:table-cell>
          <table:table-cell office:value-type="float" office:value="743927">
            <text:p>743927</text:p>
          </table:table-cell>
          <table:table-cell office:value-type="float" office:value="703062">
            <text:p>703062</text:p>
          </table:table-cell>
          <table:table-cell office:value-type="float" office:value="713040">
            <text:p>713040</text:p>
          </table:table-cell>
          <table:table-cell office:value-type="float" office:value="795130">
            <text:p>795130</text:p>
          </table:table-cell>
          <table:table-cell office:value-type="float" office:value="738588">
            <text:p>738588</text:p>
          </table:table-cell>
          <table:table-cell office:value-type="float" office:value="633931">
            <text:p>633931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7/12/2017</text:date>, <text:time>09:0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8:15:17.92</meta:creation-date>
    <dc:date>2017-12-07T09:05:59.08</dc:date>
    <meta:editing-duration>PT1H21M2S</meta:editing-duration>
    <meta:editing-cycles>3</meta:editing-cycles>
    <meta:generator>OpenOffice/4.1.3$Win32 OpenOffice.org_project/413m1$Build-9783</meta:generator>
    <meta:document-statistic meta:table-count="3" meta:cell-count="240" meta:object-count="0"/>
  </office:meta>
</office:document-meta>
</file>